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B00000347891F3457.png" manifest:media-type="image/png"/>
  <manifest:file-entry manifest:full-path="Pictures/100000010000052D000002C518BE3C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3.367cm" draw:z-index="0"><draw:image xlink:href="Pictures/100000010000042B00000347891F3457.png" xlink:type="simple" xlink:show="embed" xlink:actuate="onLoad" draw:mime-type="image/png"/></draw:frame></text:p>
      <text:p text:style-name="Standard"><draw:frame draw:style-name="fr1" draw:name="Picture 2" text:anchor-type="as-char" svg:width="17cm" svg:height="13.367cm" draw:z-index="0"><draw:image xlink:href="Pictures/100000010000042B00000347891F3457.png" xlink:type="simple" xlink:show="embed" xlink:actuate="onLoad" draw:mime-type="image/png"/></draw:frame></text:p>
      <text:p text:style-name="Standard"><draw:frame draw:style-name="fr1" draw:name="Picture 3" text:anchor-type="as-char" svg:width="17cm" svg:height="13.367cm" draw:z-index="0"><draw:image xlink:href="Pictures/100000010000042B00000347891F3457.png" xlink:type="simple" xlink:show="embed" xlink:actuate="onLoad" draw:mime-type="image/png"/></draw:frame></text:p>
      <text:p text:style-name="Standard"/>
      <text:p text:style-name="P1"/>
      <text:p text:style-name="P1"><draw:frame draw:style-name="fr1" draw:name="Picture 4" text:anchor-type="as-char" svg:width="17cm" svg:height="9.096cm" draw:z-index="0"><draw:image xlink:href="Pictures/100000010000052D000002C518BE3CFC.png" xlink:type="simple" xlink:show="embed" xlink:actuate="onLoad" draw:mime-type="image/png"/></draw:frame></text:p>
      <text:p text:style-name="Standard"><draw:frame draw:style-name="fr1" draw:name="Picture 5" text:anchor-type="as-char" svg:width="17cm" svg:height="9.096cm" draw:z-index="0"><draw:image xlink:href="Pictures/100000010000052D000002C518BE3CFC.png" xlink:type="simple" xlink:show="embed" xlink:actuate="onLoad" draw:mime-type="image/png"/></draw:frame></text:p>
      <text:p text:style-name="Standard"><draw:frame draw:style-name="fr1" draw:name="Picture 6" text:anchor-type="as-char" svg:width="17cm" svg:height="9.096cm" draw:z-index="0"><draw:image xlink:href="Pictures/100000010000052D000002C518BE3C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5-21-29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6" meta:object-count="0" meta:page-count="3" meta:paragraph-count="6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